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86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26.41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CPUs</text:p>
          </table:table-cell>
          <table:table-cell office:value-type="string" calcext:value-type="string">
            <text:p>Lines per Frame</text:p>
          </table:table-cell>
          <table:table-cell office:value-type="string" calcext:value-type="string">
            <text:p>Number of frames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Core-Time per fr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70.7" calcext:value-type="float">
            <text:p>70.7</text:p>
          </table:table-cell>
          <table:table-cell table:formula="of:=[.A2]*[.D2]/[.C2]" office:value-type="float" office:value="5.89166666666667" calcext:value-type="float">
            <text:p>5.891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39.9" calcext:value-type="float">
            <text:p>39.9</text:p>
          </table:table-cell>
          <table:table-cell table:formula="of:=[.A3]*[.D3]/[.C3]" office:value-type="float" office:value="6.65" calcext:value-type="float">
            <text:p>6.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27.41" calcext:value-type="float">
            <text:p>27.41</text:p>
          </table:table-cell>
          <table:table-cell table:formula="of:=[.A4]*[.D4]/[.C4]" office:value-type="float" office:value="6.8525" calcext:value-type="float">
            <text:p>6.85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9.18" calcext:value-type="float">
            <text:p>19.18</text:p>
          </table:table-cell>
          <table:table-cell table:formula="of:=[.A5]*[.D5]/[.C5]" office:value-type="float" office:value="6.39333333333333" calcext:value-type="float">
            <text:p>6.39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A6]*[.D6]/[.C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" calcext:value-type="float">
            <text:p>4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7]*[.D7]/[.C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" calcext:value-type="float">
            <text:p>40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8]*[.D8]/[.C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9]*[.D9]/[.C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00/00/00</text:date>, <text:time style:data-style-name="N2" text:time-value="11:11:18.360783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5:21:47.746061328</meta:creation-date>
    <dc:date>2017-03-13T11:38:24.745603038</dc:date>
    <meta:editing-duration>PT31M46S</meta:editing-duration>
    <meta:editing-cycles>7</meta:editing-cycles>
    <meta:generator>LibreOffice/5.1.4.2$Linux_X86_64 LibreOffice_project/10m0$Build-2</meta:generator>
    <meta:document-statistic meta:table-count="1" meta:cell-count="41" meta:object-count="0"/>
  </office:meta>
</office:document-meta>
</file>